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ad49" officeooo:paragraph-rsid="0003ad49"/>
    </style:style>
    <style:style style:name="P2" style:family="paragraph" style:parent-style-name="Text_20_body" style:list-style-name="L1">
      <style:text-properties officeooo:rsid="0003ad49" officeooo:paragraph-rsid="0003ad49"/>
    </style:style>
    <style:style style:name="P3" style:family="paragraph" style:parent-style-name="Text_20_body" style:list-style-name="L2">
      <style:text-properties officeooo:paragraph-rsid="0003ad49"/>
    </style:style>
    <style:style style:name="P4" style:family="paragraph" style:parent-style-name="Text_20_body">
      <style:text-properties officeooo:rsid="00054177" officeooo:paragraph-rsid="00054177"/>
    </style:style>
    <style:style style:name="P5" style:family="paragraph" style:parent-style-name="Text_20_body" style:list-style-name="L3">
      <style:text-properties officeooo:rsid="00054177" officeooo:paragraph-rsid="00054177"/>
    </style:style>
    <style:style style:name="P6" style:family="paragraph" style:parent-style-name="Text_20_body" style:list-style-name="L3">
      <style:text-properties officeooo:rsid="00054177" officeooo:paragraph-rsid="00061e00"/>
    </style:style>
    <style:style style:name="P7" style:family="paragraph" style:parent-style-name="Text_20_body" style:list-style-name="L4">
      <style:text-properties officeooo:rsid="00054177" officeooo:paragraph-rsid="00054177"/>
    </style:style>
    <style:style style:name="P8" style:family="paragraph" style:parent-style-name="Text_20_body" style:list-style-name="L4">
      <style:text-properties officeooo:rsid="00061e00" officeooo:paragraph-rsid="00061e00"/>
    </style:style>
    <style:style style:name="P9" style:family="paragraph" style:parent-style-name="Text_20_body">
      <style:text-properties officeooo:rsid="0006f0b1" officeooo:paragraph-rsid="0006f0b1"/>
    </style:style>
    <style:style style:name="P10" style:family="paragraph" style:parent-style-name="Text_20_body" style:list-style-name="L5">
      <style:text-properties officeooo:rsid="0006f0b1" officeooo:paragraph-rsid="0006f0b1"/>
    </style:style>
    <style:style style:name="P11" style:family="paragraph" style:parent-style-name="Text_20_body">
      <style:text-properties officeooo:rsid="00096c01" officeooo:paragraph-rsid="00096c01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03ad49" officeooo:paragraph-rsid="0003ad49"/>
    </style:style>
    <style:style style:name="P14" style:family="paragraph" style:parent-style-name="Heading_20_1">
      <style:text-properties officeooo:rsid="00088ada" officeooo:paragraph-rsid="00088ada"/>
    </style:style>
    <style:style style:name="T1" style:family="text">
      <style:text-properties officeooo:rsid="0003ad49"/>
    </style:style>
    <style:style style:name="T2" style:family="text">
      <style:text-properties officeooo:rsid="0004fcbd"/>
    </style:style>
    <style:style style:name="T3" style:family="text">
      <style:text-properties officeooo:rsid="00061e00"/>
    </style:style>
    <style:style style:name="T4" style:family="text">
      <style:text-properties officeooo:rsid="00088ada"/>
    </style:style>
    <style:style style:name="T5" style:family="text">
      <style:text-properties officeooo:rsid="000948b0"/>
    </style:style>
    <style:style style:name="T6" style:family="text">
      <style:text-properties officeooo:rsid="00096c0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2745_1486293820" text:style-name="Index_20_Link" text:visited-style-name="Index_20_Link">1.1.1 Review Product Documentation<text:tab/>1</text:a></text:p>
          <text:p text:style-name="P12"><text:a xlink:type="simple" xlink:href="#__RefHeading__2747_1486293820" text:style-name="Index_20_Link" text:visited-style-name="Index_20_Link">1.2.1 Planning Team<text:tab/>1</text:a></text:p>
          <text:p text:style-name="P12"><text:a xlink:type="simple" xlink:href="#__RefHeading__2749_1486293820" text:style-name="Index_20_Link" text:visited-style-name="Index_20_Link">1.2.2 Governance Framework<text:tab/>1</text:a></text:p>
        </text:index-body>
      </text:table-of-content>
      <text:p text:style-name="Text_20_body"/>
      <text:h text:style-name="Heading_20_1" text:outline-level="1"><text:bookmark-start text:name="__RefHeading__2745_1486293820"/>1.1.1 Review Product Documentation<text:bookmark-end text:name="__RefHeading__2745_1486293820"/></text:h>
      <text:h text:style-name="P13" text:outline-level="1"><text:bookmark-start text:name="__RefHeading__2747_1486293820"/><text:span text:style-name="T2">1.2.1 Planning Team</text:span><text:bookmark-end text:name="__RefHeading__2747_1486293820"/></text:h>
      <text:h text:style-name="Heading_20_2" text:outline-level="2"><text:span text:style-name="T2">S</text:span>takeholder list</text:h>
      <text:p text:style-name="P4">Which functions are most AFFECTED by the success of the project?</text:p>
      <text:list xml:id="list6912495330778240261" text:style-name="L3">
        <text:list-item>
          <text:p text:style-name="P5">Our grades</text:p>
        </text:list-item>
        <text:list-item>
          <text:p text:style-name="P6">The Finance <text:span text:style-name="T3">Professor</text:span></text:p>
        </text:list-item>
        <text:list-item>
          <text:p text:style-name="P5">Whoever will need to maintain it</text:p>
        </text:list-item>
      </text:list>
      <text:p text:style-name="P4">Which functions will most CONTRIBUTE to the success of the project?</text:p>
      <text:list xml:id="list6450370144191094752" text:style-name="L4">
        <text:list-item>
          <text:p text:style-name="P7">Joe</text:p>
        </text:list-item>
        <text:list-item>
          <text:p text:style-name="P7">Nathan</text:p>
        </text:list-item>
        <text:list-item>
          <text:p text:style-name="P7">Roy</text:p>
        </text:list-item>
        <text:list-item>
          <text:p text:style-name="P7">Scott</text:p>
        </text:list-item>
        <text:list-item>
          <text:p text:style-name="P8">The Finance Professor (supplying accurate requirements and calculation methods)</text:p>
        </text:list-item>
      </text:list>
      <text:h text:style-name="P13" text:outline-level="1"><text:bookmark-start text:name="__RefHeading__2749_1486293820"/><text:span text:style-name="T2">1.2.2 </text:span>Governance Framework<text:bookmark-end text:name="__RefHeading__2749_1486293820"/></text:h>
      <text:p text:style-name="P1">Development Languages:</text:p>
      <text:list xml:id="list2178669836812501780" text:style-name="L2">
        <text:list-item>
          <text:p text:style-name="P3"><text:span text:style-name="T1">Ruby</text:span></text:p>
        </text:list-item>
      </text:list>
      <text:p text:style-name="P1">Frameworks:</text:p>
      <text:list xml:id="list1241660690711879125" text:style-name="L1">
        <text:list-item>
          <text:p text:style-name="P2">Rails</text:p>
        </text:list-item>
      </text:list>
      <text:p text:style-name="P9">Questions about Ruby on Rails (in order of priority)</text:p>
      <text:list xml:id="list1113226801834815886" text:style-name="L5">
        <text:list-item>
          <text:p text:style-name="P10">Nathan Cooper</text:p>
        </text:list-item>
        <text:list-item>
          <text:p text:style-name="P10">Sean Fisher</text:p>
        </text:list-item>
      </text:list>
      <text:h text:style-name="P14" text:outline-level="1">2.1.1 <text:span text:style-name="T5">Product </text:span>Definition Document</text:h>
      <text:h text:style-name="Heading_20_2" text:outline-level="2"><text:span text:style-name="T4">O</text:span>bjective Statement</text:h>
      <text:p text:style-name="P11">We will build a web-based financial calculator with 5 students for Professor X by Y.</text:p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0:24:20.945000000</meta:creation-date>
    <dc:date>2014-02-20T14:05:42.591000000</dc:date>
    <meta:editing-duration>PT3H38M42S</meta:editing-duration>
    <meta:editing-cycles>7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28" meta:word-count="125" meta:character-count="753" meta:non-whitespace-character-count="668"/>
  </office:meta>
</office:document-meta>
</file>